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Liberation Sans" style:font-name-asian="Tahoma" style:language-asian="ar" style:country-asian="SA" style:font-name-complex="DejaVu Sans" style:language-complex="en" style:country-complex="US"/>
    </style:style>
    <style:style style:name="ce6" style:family="table-cell" style:parent-style-name="Default">
      <style:text-properties fo:color="#000000" style:font-name="Liberation Sans" style:font-name-asian="Tahoma" style:language-asian="ar" style:country-asian="SA" style:font-name-complex="DejaVu Sans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7.58mm" svg:height="79.49mm" svg:x="133.73mm" svg:y="3.92mm">
            <loext:p draw:notify-on-update-of-ranges="Hoja1.B3:Hoja1.B6 Hoja1.A2:Hoja1.A3 Hoja1.E3:Hoja1.E6 Hoja1.A7:Hoja1.A8 Hoja1.E8:Hoja1.E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4.01mm" svg:height="86.12mm" svg:x="136.2mm" svg:y="88.19mm">
            <loext:p draw:notify-on-update-of-ranges="Hoja1.B33:Hoja1.B44 Hoja1.A19:Hoja1.A20 Hoja1.E20:Hoja1.E31 Hoja1.A32:Hoja1.A33 Hoja1.E33:Hoja1.E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default-cell-style-name="ce4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 table:number-columns-spanned="4" table:number-rows-spanned="1">
            <text:p>PC LOCAL</text:p>
          </table:table-cell>
          <table:covered-table-cell/>
          <table:covered-table-cell table:number-columns-repeated="2" table:style-name="ce2"/>
          <table:table-cell table:style-name="Default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N,º Threads</text:p>
          </table:table-cell>
          <table:table-cell table:style-name="ce2" office:value-type="string" calcext:value-type="string">
            <text:p>T,secuencial</text:p>
          </table:table-cell>
          <table:table-cell table:style-name="ce2" office:value-type="string" calcext:value-type="string">
            <text:p>T,filas</text:p>
          </table:table-cell>
          <table:table-cell office:value-type="string" calcext:value-type="string">
            <text:p>Ganancia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167843858" calcext:value-type="float">
            <text:p>0,167843858</text:p>
          </table:table-cell>
          <table:table-cell table:style-name="ce2" office:value-type="float" office:value="0.167816425" calcext:value-type="float">
            <text:p>0,167816425</text:p>
          </table:table-cell>
          <table:table-cell table:style-name="ce5" table:formula="of:=[.C3]/[.D3]" office:value-type="float" office:value="1.00016347029202" calcext:value-type="float">
            <text:p>1,000163470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167843858" calcext:value-type="float">
            <text:p>0,167843858</text:p>
          </table:table-cell>
          <table:table-cell table:style-name="ce2" office:value-type="float" office:value="0.084072585" calcext:value-type="float">
            <text:p>0,084072585</text:p>
          </table:table-cell>
          <table:table-cell table:style-name="ce6" table:formula="of:=[.C4]/[.D4]" office:value-type="float" office:value="1.99641604929835" calcext:value-type="float">
            <text:p>1,996416049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167843858" calcext:value-type="float">
            <text:p>0,167843858</text:p>
          </table:table-cell>
          <table:table-cell table:style-name="ce2" office:value-type="float" office:value="0.059458884" calcext:value-type="float">
            <text:p>0,059458884</text:p>
          </table:table-cell>
          <table:table-cell table:style-name="ce6" table:formula="of:=[.C5]/[.D5]" office:value-type="float" office:value="2.82285584102117" calcext:value-type="float">
            <text:p>2,82285584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167843858" calcext:value-type="float">
            <text:p>0,167843858</text:p>
          </table:table-cell>
          <table:table-cell table:style-name="ce2" office:value-type="float" office:value="0.052448688" calcext:value-type="float">
            <text:p>0,052448688</text:p>
          </table:table-cell>
          <table:table-cell table:style-name="ce6" table:formula="of:=[.C6]/[.D6]" office:value-type="float" office:value="3.20015360536759" calcext:value-type="float">
            <text:p>3,2001536054</text:p>
          </table:table-cell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N,º Threads</text:p>
          </table:table-cell>
          <table:table-cell table:style-name="ce2" office:value-type="string" calcext:value-type="string">
            <text:p>T,secuencial</text:p>
          </table:table-cell>
          <table:table-cell table:style-name="ce2" office:value-type="string" calcext:value-type="string">
            <text:p>T,filas</text:p>
          </table:table-cell>
          <table:table-cell table:style-name="ce5" office:value-type="string" calcext:value-type="string">
            <text:p>Ganancia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float" office:value="1.545052807" calcext:value-type="float">
            <text:p>1,545052807</text:p>
          </table:table-cell>
          <table:table-cell table:style-name="ce2" office:value-type="float" office:value="1.505923406" calcext:value-type="float">
            <text:p>1,505923406</text:p>
          </table:table-cell>
          <table:table-cell table:style-name="ce6" table:formula="of:=[.C8]/[.D8]" office:value-type="float" office:value="1.02598365949032" calcext:value-type="float">
            <text:p>1,025983659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1.545052807" calcext:value-type="float">
            <text:p>1,545052807</text:p>
          </table:table-cell>
          <table:table-cell table:style-name="ce2" office:value-type="float" office:value="0.758193781" calcext:value-type="float">
            <text:p>0,758193781</text:p>
          </table:table-cell>
          <table:table-cell table:style-name="ce6" table:formula="of:=[.C9]/[.D9]" office:value-type="float" office:value="2.03780728056381" calcext:value-type="float">
            <text:p>2,037807280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float" office:value="1.545052807" calcext:value-type="float">
            <text:p>1,545052807</text:p>
          </table:table-cell>
          <table:table-cell table:style-name="ce2" office:value-type="float" office:value="0.533017872" calcext:value-type="float">
            <text:p>0,533017872</text:p>
          </table:table-cell>
          <table:table-cell table:style-name="ce6" table:formula="of:=[.C10]/[.D10]" office:value-type="float" office:value="2.89868855842042" calcext:value-type="float">
            <text:p>2,898688558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float" office:value="1.545052807" calcext:value-type="float">
            <text:p>1,545052807</text:p>
          </table:table-cell>
          <table:table-cell table:style-name="ce2" office:value-type="float" office:value="0.475376733" calcext:value-type="float">
            <text:p>0,475376733</text:p>
          </table:table-cell>
          <table:table-cell table:style-name="ce6" table:formula="of:=[.C11]/[.D11]" office:value-type="float" office:value="3.2501649738924" calcext:value-type="float">
            <text:p>3,2501649739</text:p>
          </table:table-cell>
        </table:table-row>
        <table:table-row table:style-name="ro1" table:number-rows-repeated="6"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4" table:number-rows-spanned="1">
            <text:p>ATCGRID</text:p>
          </table:table-cell>
          <table:covered-table-cell/>
          <table:covered-table-cell table:number-columns-repeated="2" table:style-name="ce2"/>
          <table:table-cell table:style-name="Default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N,º Threads</text:p>
          </table:table-cell>
          <table:table-cell table:style-name="ce2" office:value-type="string" calcext:value-type="string">
            <text:p>T,secuencial</text:p>
          </table:table-cell>
          <table:table-cell table:style-name="ce2" office:value-type="string" calcext:value-type="string">
            <text:p>T,filas</text:p>
          </table:table-cell>
          <table:table-cell office:value-type="string" calcext:value-type="string">
            <text:p>Ganancia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143517289" calcext:value-type="float">
            <text:p>0,143517289</text:p>
          </table:table-cell>
          <table:table-cell office:value-type="float" office:value="0.144047145" calcext:value-type="float">
            <text:p>0,144047145</text:p>
          </table:table-cell>
          <table:table-cell table:formula="of:=[.C20]/[.D20]" office:value-type="float" office:value="0.996321648721327" calcext:value-type="float">
            <text:p>0,996321648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.143517289" calcext:value-type="float">
            <text:p>0,143517289</text:p>
          </table:table-cell>
          <table:table-cell office:value-type="float" office:value="0.072896529" calcext:value-type="float">
            <text:p>0,072896529</text:p>
          </table:table-cell>
          <table:table-cell table:formula="of:=[.C21]/[.D21]" office:value-type="float" office:value="1.96878083180065" calcext:value-type="float">
            <text:p>1,968780831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0.143517289" calcext:value-type="float">
            <text:p>0,143517289</text:p>
          </table:table-cell>
          <table:table-cell office:value-type="float" office:value="0.055209216" calcext:value-type="float">
            <text:p>0,055209216</text:p>
          </table:table-cell>
          <table:table-cell table:formula="of:=[.C22]/[.D22]" office:value-type="float" office:value="2.59951688138444" calcext:value-type="float">
            <text:p>2,599516881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0.143517289" calcext:value-type="float">
            <text:p>0,143517289</text:p>
          </table:table-cell>
          <table:table-cell office:value-type="float" office:value="0.042725779" calcext:value-type="float">
            <text:p>0,042725779</text:p>
          </table:table-cell>
          <table:table-cell table:formula="of:=[.C23]/[.D23]" office:value-type="float" office:value="3.35903270482207" calcext:value-type="float">
            <text:p>3,35903270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0.143517289" calcext:value-type="float">
            <text:p>0,143517289</text:p>
          </table:table-cell>
          <table:table-cell office:value-type="float" office:value="0.049129974" calcext:value-type="float">
            <text:p>0,049129974</text:p>
          </table:table-cell>
          <table:table-cell table:formula="of:=[.C24]/[.D24]" office:value-type="float" office:value="2.92117575718644" calcext:value-type="float">
            <text:p>2,92117575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0.143517289" calcext:value-type="float">
            <text:p>0,143517289</text:p>
          </table:table-cell>
          <table:table-cell office:value-type="float" office:value="0.032119464" calcext:value-type="float">
            <text:p>0,032119464</text:p>
          </table:table-cell>
          <table:table-cell table:formula="of:=[.C25]/[.D25]" office:value-type="float" office:value="4.46823424575205" calcext:value-type="float">
            <text:p>4,468234245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0.143517289" calcext:value-type="float">
            <text:p>0,143517289</text:p>
          </table:table-cell>
          <table:table-cell office:value-type="float" office:value="0.043624837" calcext:value-type="float">
            <text:p>0,043624837</text:p>
          </table:table-cell>
          <table:table-cell table:formula="of:=[.C26]/[.D26]" office:value-type="float" office:value="3.28980688225838" calcext:value-type="float">
            <text:p>3,289806882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0.143517289" calcext:value-type="float">
            <text:p>0,143517289</text:p>
          </table:table-cell>
          <table:table-cell office:value-type="float" office:value="0.057229158" calcext:value-type="float">
            <text:p>0,057229158</text:p>
          </table:table-cell>
          <table:table-cell table:formula="of:=[.C27]/[.D27]" office:value-type="float" office:value="2.50776516753925" calcext:value-type="float">
            <text:p>2,50776516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office:value-type="float" office:value="0.143517289" calcext:value-type="float">
            <text:p>0,143517289</text:p>
          </table:table-cell>
          <table:table-cell office:value-type="float" office:value="0.03576022" calcext:value-type="float">
            <text:p>0,03576022</text:p>
          </table:table-cell>
          <table:table-cell table:formula="of:=[.C28]/[.D28]" office:value-type="float" office:value="4.01332231736829" calcext:value-type="float">
            <text:p>4,013322317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143517289" calcext:value-type="float">
            <text:p>0,143517289</text:p>
          </table:table-cell>
          <table:table-cell office:value-type="float" office:value="0.048523761" calcext:value-type="float">
            <text:p>0,048523761</text:p>
          </table:table-cell>
          <table:table-cell table:formula="of:=[.C29]/[.D29]" office:value-type="float" office:value="2.95767034628664" calcext:value-type="float">
            <text:p>2,957670346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office:value-type="float" office:value="0.143517289" calcext:value-type="float">
            <text:p>0,143517289</text:p>
          </table:table-cell>
          <table:table-cell office:value-type="float" office:value="0.044640135" calcext:value-type="float">
            <text:p>0,044640135</text:p>
          </table:table-cell>
          <table:table-cell table:formula="of:=[.C30]/[.D30]" office:value-type="float" office:value="3.21498331042234" calcext:value-type="float">
            <text:p>3,214983310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0.143517289" calcext:value-type="float">
            <text:p>0,143517289</text:p>
          </table:table-cell>
          <table:table-cell office:value-type="float" office:value="0.051361408" calcext:value-type="float">
            <text:p>0,051361408</text:p>
          </table:table-cell>
          <table:table-cell table:formula="of:=[.C31]/[.D31]" office:value-type="float" office:value="2.79426313624424" calcext:value-type="float">
            <text:p>2,7942631362</text:p>
          </table:table-cell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N,º Threads</text:p>
          </table:table-cell>
          <table:table-cell table:style-name="ce2" office:value-type="string" calcext:value-type="string">
            <text:p>T,secuencial</text:p>
          </table:table-cell>
          <table:table-cell table:style-name="ce2" office:value-type="string" calcext:value-type="string">
            <text:p>T,filas</text:p>
          </table:table-cell>
          <table:table-cell office:value-type="string" calcext:value-type="string">
            <text:p>Ganancia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8.544541467" calcext:value-type="float">
            <text:p>8,544541467</text:p>
          </table:table-cell>
          <table:table-cell office:value-type="float" office:value="6.60525813" calcext:value-type="float">
            <text:p>6,60525813</text:p>
          </table:table-cell>
          <table:table-cell table:formula="of:=[.C33]/[.D33]" office:value-type="float" office:value="1.29359690398655" calcext:value-type="float">
            <text:p>1,29359690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8.544541467" calcext:value-type="float">
            <text:p>8,544541467</text:p>
          </table:table-cell>
          <table:table-cell office:value-type="float" office:value="2.676673401" calcext:value-type="float">
            <text:p>2,676673401</text:p>
          </table:table-cell>
          <table:table-cell table:formula="of:=[.C34]/[.D34]" office:value-type="float" office:value="3.19222414800692" calcext:value-type="float">
            <text:p>3,19222414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office:value-type="float" office:value="8.544541467" calcext:value-type="float">
            <text:p>8,544541467</text:p>
          </table:table-cell>
          <table:table-cell office:value-type="float" office:value="4.636166755" calcext:value-type="float">
            <text:p>4,636166755</text:p>
          </table:table-cell>
          <table:table-cell table:formula="of:=[.C35]/[.D35]" office:value-type="float" office:value="1.84301857947299" calcext:value-type="float">
            <text:p>1,843018579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8.544541467" calcext:value-type="float">
            <text:p>8,544541467</text:p>
          </table:table-cell>
          <table:table-cell office:value-type="float" office:value="2.972763106" calcext:value-type="float">
            <text:p>2,972763106</text:p>
          </table:table-cell>
          <table:table-cell table:formula="of:=[.C36]/[.D36]" office:value-type="float" office:value="2.87427593868961" calcext:value-type="float">
            <text:p>2,874275938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 office:value-type="float" office:value="8.544541467" calcext:value-type="float">
            <text:p>8,544541467</text:p>
          </table:table-cell>
          <table:table-cell office:value-type="float" office:value="4.321203735" calcext:value-type="float">
            <text:p>4,321203735</text:p>
          </table:table-cell>
          <table:table-cell table:formula="of:=[.C37]/[.D37]" office:value-type="float" office:value="1.97735214329116" calcext:value-type="float">
            <text:p>1,977352143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 office:value-type="float" office:value="8.544541467" calcext:value-type="float">
            <text:p>8,544541467</text:p>
          </table:table-cell>
          <table:table-cell office:value-type="float" office:value="1.455489621" calcext:value-type="float">
            <text:p>1,455489621</text:p>
          </table:table-cell>
          <table:table-cell table:formula="of:=[.C38]/[.D38]" office:value-type="float" office:value="5.87056159227672" calcext:value-type="float">
            <text:p>5,870561592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7" calcext:value-type="float">
            <text:p>7</text:p>
          </table:table-cell>
          <table:table-cell office:value-type="float" office:value="8.544541467" calcext:value-type="float">
            <text:p>8,544541467</text:p>
          </table:table-cell>
          <table:table-cell office:value-type="float" office:value="1.64358237" calcext:value-type="float">
            <text:p>1,64358237</text:p>
          </table:table-cell>
          <table:table-cell table:formula="of:=[.C39]/[.D39]" office:value-type="float" office:value="5.1987302997172" calcext:value-type="float">
            <text:p>5,198730299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8" calcext:value-type="float">
            <text:p>8</text:p>
          </table:table-cell>
          <table:table-cell office:value-type="float" office:value="8.544541467" calcext:value-type="float">
            <text:p>8,544541467</text:p>
          </table:table-cell>
          <table:table-cell office:value-type="float" office:value="1.001334026" calcext:value-type="float">
            <text:p>1,001334026</text:p>
          </table:table-cell>
          <table:table-cell table:formula="of:=[.C40]/[.D40]" office:value-type="float" office:value="8.53315801234942" calcext:value-type="float">
            <text:p>8,533158012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office:value-type="float" office:value="8.544541467" calcext:value-type="float">
            <text:p>8,544541467</text:p>
          </table:table-cell>
          <table:table-cell office:value-type="float" office:value="1.698935442" calcext:value-type="float">
            <text:p>1,698935442</text:p>
          </table:table-cell>
          <table:table-cell table:formula="of:=[.C41]/[.D41]" office:value-type="float" office:value="5.02935029534807" calcext:value-type="float">
            <text:p>5,029350295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8.544541467" calcext:value-type="float">
            <text:p>8,544541467</text:p>
          </table:table-cell>
          <table:table-cell office:value-type="float" office:value="1.235827643" calcext:value-type="float">
            <text:p>1,235827643</text:p>
          </table:table-cell>
          <table:table-cell table:formula="of:=[.C42]/[.D42]" office:value-type="float" office:value="6.91402358200852" calcext:value-type="float">
            <text:p>6,91402358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office:value-type="float" office:value="8.544541467" calcext:value-type="float">
            <text:p>8,544541467</text:p>
          </table:table-cell>
          <table:table-cell office:value-type="float" office:value="1.523876123" calcext:value-type="float">
            <text:p>1,523876123</text:p>
          </table:table-cell>
          <table:table-cell table:formula="of:=[.C43]/[.D43]" office:value-type="float" office:value="5.60711027493407" calcext:value-type="float">
            <text:p>5,607110274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2" calcext:value-type="float">
            <text:p>12</text:p>
          </table:table-cell>
          <table:table-cell office:value-type="float" office:value="8.544541467" calcext:value-type="float">
            <text:p>8,544541467</text:p>
          </table:table-cell>
          <table:table-cell office:value-type="float" office:value="1.379933197" calcext:value-type="float">
            <text:p>1,379933197</text:p>
          </table:table-cell>
          <table:table-cell table:formula="of:=[.C44]/[.D44]" office:value-type="float" office:value="6.19199645720241" calcext:value-type="float">
            <text:p>6,19199645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 style:data-style-name="N2" text:time-value="20:32:51.8637820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9:49:36.447329467</meta:creation-date>
    <dc:date>2017-04-15T20:37:47.583649574</dc:date>
    <meta:editing-duration>PT1H17M35S</meta:editing-duration>
    <meta:editing-cycles>8</meta:editing-cycles>
    <meta:generator>LibreOffice/5.1.6.2$Linux_X86_64 LibreOffice_project/10m0$Build-2</meta:generator>
    <meta:document-statistic meta:table-count="1" meta:cell-count="1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59cm" svg:height="7.95cm" xlink:href=".." xlink:type="simple" chart:class="chart:line" chart:style-name="ch1">
        <chart:title svg:x="6.896cm" svg:y="0.295cm" chart:style-name="ch2">
          <text:p>PC Local</text:p>
        </chart:title>
        <chart:legend chart:legend-position="end" svg:x="12.192cm" svg:y="3.427cm" style:legend-expansion="high" chart:style-name="ch3"/>
        <chart:plot-area chart:style-name="ch4" table:cell-range-address="Hoja1.B3:Hoja1.B6 Hoja1.A2:Hoja1.A3 Hoja1.E3:Hoja1.E6 Hoja1.A7:Hoja1.A8 Hoja1.E8:Hoja1.E11" chart:data-source-has-labels="both" svg:x="1.326cm" svg:y="1.233cm" svg:width="10.551cm" svg:height="5.577cm">
          <chartooo:coordinate-region svg:x="1.947cm" svg:y="1.432cm" svg:width="9.836cm" svg:height="4.731cm"/>
          <chart:axis chart:dimension="x" chart:name="primary-x" chart:style-name="ch5" chartooo:axis-type="auto">
            <chartooo:date-scale/>
            <chart:title svg:x="5.75cm" svg:y="6.969cm" chart:style-name="ch6">
              <text:p>Nº Threads</text:p>
            </chart:title>
            <chart:categories table:cell-range-address="Hoja1.B3:Hoja1.B6"/>
          </chart:axis>
          <chart:axis chart:dimension="y" chart:name="primary-y" chart:style-name="ch7">
            <chart:title svg:x="0.451cm" svg:y="5.004cm" chart:style-name="ch8">
              <text:p>Ganancia (s)</text:p>
            </chart:title>
            <chart:grid chart:style-name="ch9" chart:class="major"/>
          </chart:axis>
          <chart:series chart:style-name="ch10" chart:values-cell-range-address="Hoja1.E3:Hoja1.E6" chart:label-cell-address="Hoja1.A2:Hoja1.A3" chart:class="chart:line">
            <chart:data-point chart:repeated="4"/>
          </chart:series>
          <chart:series chart:style-name="ch11" chart:values-cell-range-address="Hoja1.E8:Hoja1.E11" chart:label-cell-address="Hoja1.A7:Hoja1.A8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año 10000</text:p>
                <text:list>
                  <text:list-item>
                    <text:p>Tamaño</text:p>
                  </text:list-item>
                  <text:list-item>
                    <text:p>10000</text:p>
                  </text:list-item>
                </text:list>
                <draw:g>
                  <svg:desc>Hoja1.A2:Hoja1.A3</svg:desc>
                </draw:g>
              </table:table-cell>
              <table:table-cell office:value-type="string">
                <text:p>Tamaño 30000</text:p>
                <text:list>
                  <text:list-item>
                    <text:p>Tamaño</text:p>
                  </text:list-item>
                  <text:list-item>
                    <text:p>30000</text:p>
                  </text:list-item>
                </text:list>
                <draw:g>
                  <svg:desc>Hoja1.A7:Hoja1.A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B3:Hoja1.B6</svg:desc>
                </draw:g>
              </table:table-cell>
              <table:table-cell office:value-type="float" office:value="1.00016347029202">
                <text:p>1.00016347029202</text:p>
                <draw:g>
                  <svg:desc>Hoja1.E3:Hoja1.E6</svg:desc>
                </draw:g>
              </table:table-cell>
              <table:table-cell office:value-type="float" office:value="1.02598365949032">
                <text:p>1.02598365949032</text:p>
                <draw:g>
                  <svg:desc>Hoja1.E8:Hoja1.E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9641604929835">
                <text:p>1.99641604929835</text:p>
              </table:table-cell>
              <table:table-cell office:value-type="float" office:value="2.03780728056381">
                <text:p>2.0378072805638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82285584102117">
                <text:p>2.82285584102117</text:p>
              </table:table-cell>
              <table:table-cell office:value-type="float" office:value="2.89868855842042">
                <text:p>2.898688558420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20015360536759">
                <text:p>3.20015360536759</text:p>
              </table:table-cell>
              <table:table-cell office:value-type="float" office:value="3.2501649738924">
                <text:p>3.25016497389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02cm" svg:height="8.613cm" xlink:href=".." xlink:type="simple" chart:class="chart:line" chart:style-name="ch1">
        <chart:title svg:x="6.652cm" svg:y="0.308cm" chart:style-name="ch2">
          <text:p>ATCGRID</text:p>
        </chart:title>
        <chart:legend chart:legend-position="end" svg:x="11.835cm" svg:y="3.758cm" style:legend-expansion="high" chart:style-name="ch3"/>
        <chart:plot-area chart:style-name="ch4" table:cell-range-address="Hoja1.B33:Hoja1.B44 Hoja1.A19:Hoja1.A20 Hoja1.E20:Hoja1.E31 Hoja1.A32:Hoja1.A33 Hoja1.E33:Hoja1.E44" chart:data-source-has-labels="both" svg:x="1.319cm" svg:y="1.259cm" svg:width="10.208cm" svg:height="6.201cm">
          <chartooo:coordinate-region svg:x="2.046cm" svg:y="1.458cm" svg:width="9.294cm" svg:height="5.355cm"/>
          <chart:axis chart:dimension="x" chart:name="primary-x" chart:style-name="ch5" chartooo:axis-type="auto">
            <chartooo:date-scale/>
            <chart:title svg:x="5.572cm" svg:y="7.632cm" chart:style-name="ch6">
              <text:p>Nº Threads</text:p>
            </chart:title>
            <chart:categories table:cell-range-address="Hoja1.B33:Hoja1.B44"/>
          </chart:axis>
          <chart:axis chart:dimension="y" chart:name="primary-y" chart:style-name="ch7">
            <chart:title svg:x="0.451cm" svg:y="5.342cm" chart:style-name="ch8">
              <text:p>Ganancia (s)</text:p>
            </chart:title>
            <chart:grid chart:style-name="ch9" chart:class="major"/>
          </chart:axis>
          <chart:series chart:style-name="ch10" chart:values-cell-range-address="Hoja1.E20:Hoja1.E31" chart:label-cell-address="Hoja1.A19:Hoja1.A20" chart:class="chart:line">
            <chart:data-point chart:repeated="12"/>
          </chart:series>
          <chart:series chart:style-name="ch11" chart:values-cell-range-address="Hoja1.E33:Hoja1.E44" chart:label-cell-address="Hoja1.A32:Hoja1.A33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año 10000</text:p>
                <text:list>
                  <text:list-item>
                    <text:p>Tamaño</text:p>
                  </text:list-item>
                  <text:list-item>
                    <text:p>10000</text:p>
                  </text:list-item>
                </text:list>
                <draw:g>
                  <svg:desc>Hoja1.A19:Hoja1.A20</svg:desc>
                </draw:g>
              </table:table-cell>
              <table:table-cell office:value-type="string">
                <text:p>Tamaño 50000</text:p>
                <text:list>
                  <text:list-item>
                    <text:p>Tamaño</text:p>
                  </text:list-item>
                  <text:list-item>
                    <text:p>50000</text:p>
                  </text:list-item>
                </text:list>
                <draw:g>
                  <svg:desc>Hoja1.A32:Hoja1.A3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B33:Hoja1.B44</svg:desc>
                </draw:g>
              </table:table-cell>
              <table:table-cell office:value-type="float" office:value="0.996321648721327">
                <text:p>0.996321648721327</text:p>
                <draw:g>
                  <svg:desc>Hoja1.E20:Hoja1.E31</svg:desc>
                </draw:g>
              </table:table-cell>
              <table:table-cell office:value-type="float" office:value="1.29359690398655">
                <text:p>1.29359690398655</text:p>
                <draw:g>
                  <svg:desc>Hoja1.E33:Hoja1.E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6878083180065">
                <text:p>1.96878083180065</text:p>
              </table:table-cell>
              <table:table-cell office:value-type="float" office:value="3.19222414800692">
                <text:p>3.1922241480069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59951688138444">
                <text:p>2.59951688138444</text:p>
              </table:table-cell>
              <table:table-cell office:value-type="float" office:value="1.84301857947299">
                <text:p>1.843018579472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35903270482207">
                <text:p>3.35903270482207</text:p>
              </table:table-cell>
              <table:table-cell office:value-type="float" office:value="2.87427593868961">
                <text:p>2.874275938689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92117575718644">
                <text:p>2.92117575718644</text:p>
              </table:table-cell>
              <table:table-cell office:value-type="float" office:value="1.97735214329116">
                <text:p>1.977352143291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46823424575205">
                <text:p>4.46823424575205</text:p>
              </table:table-cell>
              <table:table-cell office:value-type="float" office:value="5.87056159227672">
                <text:p>5.8705615922767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28980688225838">
                <text:p>3.28980688225838</text:p>
              </table:table-cell>
              <table:table-cell office:value-type="float" office:value="5.1987302997172">
                <text:p>5.19873029971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50776516753925">
                <text:p>2.50776516753925</text:p>
              </table:table-cell>
              <table:table-cell office:value-type="float" office:value="8.53315801234942">
                <text:p>8.5331580123494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.01332231736829">
                <text:p>4.01332231736829</text:p>
              </table:table-cell>
              <table:table-cell office:value-type="float" office:value="5.02935029534807">
                <text:p>5.029350295348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95767034628664">
                <text:p>2.95767034628664</text:p>
              </table:table-cell>
              <table:table-cell office:value-type="float" office:value="6.91402358200852">
                <text:p>6.9140235820085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.21498331042234">
                <text:p>3.21498331042234</text:p>
              </table:table-cell>
              <table:table-cell office:value-type="float" office:value="5.60711027493407">
                <text:p>5.6071102749340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79426313624424">
                <text:p>2.79426313624424</text:p>
              </table:table-cell>
              <table:table-cell office:value-type="float" office:value="6.19199645720241">
                <text:p>6.191996457202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